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B000000321D8F74E0736A5746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paragraph-rsid="000930f1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erif" fo:font-size="11pt" fo:font-weight="bold" officeooo:paragraph-rsid="000930f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erif" fo:font-size="10pt" fo:font-weight="bold" officeooo:rsid="000930f1" officeooo:paragraph-rsid="000930f1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erif" fo:font-size="10pt" fo:font-weight="normal" officeooo:rsid="000930f1" officeooo:paragraph-rsid="000930f1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serif" fo:font-size="10pt" style:text-underline-style="none" fo:font-weight="bold" officeooo:rsid="000976ad" officeooo:paragraph-rsid="000976ad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serif" fo:font-size="10pt" style:text-underline-style="none" fo:font-weight="normal" officeooo:rsid="000930f1" officeooo:paragraph-rsid="000dad23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serif" fo:font-size="10pt" style:text-underline-style="none" fo:font-weight="normal" officeooo:rsid="000930f1" officeooo:paragraph-rsid="001b6a61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serif" fo:font-size="10pt" style:text-underline-style="none" fo:font-weight="normal" officeooo:rsid="000930f1" officeooo:paragraph-rsid="001c5dde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serif" fo:font-size="10pt" style:text-underline-style="none" fo:font-weight="normal" officeooo:rsid="000930f1" officeooo:paragraph-rsid="000dad23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serif" fo:font-size="10pt" style:text-underline-style="none" fo:font-weight="normal" officeooo:rsid="00247685" officeooo:paragraph-rsid="00247685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serif" fo:font-size="10pt" style:text-underline-style="none" fo:font-weight="normal" officeooo:rsid="00247685" officeooo:paragraph-rsid="0027c355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serif" fo:font-size="10pt" style:text-underline-style="none" fo:font-weight="normal" officeooo:rsid="00247685" officeooo:paragraph-rsid="0027c355" fo:background-color="transparent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serif" fo:font-size="10pt" style:text-underline-style="none" fo:font-weight="normal" officeooo:rsid="00247685" officeooo:paragraph-rsid="00283600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serif" fo:font-size="10pt" style:text-underline-style="none" fo:font-weight="bold" officeooo:rsid="000930f1" officeooo:paragraph-rsid="000930f1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serif" fo:font-size="10pt" style:text-underline-style="none" fo:font-weight="bold" officeooo:rsid="000976ad" officeooo:paragraph-rsid="000976ad" style:font-size-asian="8.75pt" style:font-weight-asian="bold" style:font-size-complex="10pt" style:font-weight-complex="bold"/>
    </style:style>
    <style:style style:name="P16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60a7b" officeooo:paragraph-rsid="00260a7b" style:font-size-asian="8.75pt" style:font-weight-asian="bold" style:font-size-complex="10pt" style:font-weight-complex="bold"/>
    </style:style>
    <style:style style:name="P17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60a7b" officeooo:paragraph-rsid="0027c355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6d0a9" officeooo:paragraph-rsid="0026d0a9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6d0a9" officeooo:paragraph-rsid="0027c355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serif" fo:font-size="10pt" style:text-underline-style="solid" style:text-underline-width="auto" style:text-underline-color="font-color" fo:font-weight="bold" officeooo:rsid="0026d0a9" officeooo:paragraph-rsid="0027c355" fo:background-color="transparent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serif" fo:font-size="10pt" fo:font-weight="bold" officeooo:rsid="000930f1" officeooo:paragraph-rsid="000930f1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serif" fo:font-size="10pt" fo:font-weight="normal" officeooo:rsid="000930f1" officeooo:paragraph-rsid="000930f1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serif" fo:font-size="11pt" fo:font-weight="bold" officeooo:paragraph-rsid="000930f1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0pt" fo:font-weight="normal" officeooo:rsid="000930f1" officeooo:paragraph-rsid="0023cae0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1pt" fo:font-weight="bold" officeooo:paragraph-rsid="000930f1" style:font-size-asian="11pt" style:font-weight-asian="bold" style:font-size-complex="11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" style:family="text">
      <style:text-properties style:font-name="serif" style:text-underline-style="solid" style:text-underline-width="auto" style:text-underline-color="font-color" fo:font-weight="bold" officeooo:rsid="00101b66" fo:background-color="#ff0000" loext:char-shading-value="0" style:font-weight-asian="bold" style:font-weight-complex="bold"/>
    </style:style>
    <style:style style:name="T4" style:family="text">
      <style:text-properties style:font-name="serif" style:text-underline-style="none"/>
    </style:style>
    <style:style style:name="T5" style:family="text">
      <style:text-properties style:font-name="serif" style:text-underline-style="none" fo:background-color="#ffff00" loext:char-shading-value="0"/>
    </style:style>
    <style:style style:name="T6" style:family="text">
      <style:text-properties style:font-name="serif" style:text-underline-style="none" officeooo:rsid="00101b66"/>
    </style:style>
    <style:style style:name="T7" style:family="text">
      <style:text-properties style:font-name="serif" style:text-underline-style="none" officeooo:rsid="001eef09" fo:background-color="#ff0000" loext:char-shading-value="0"/>
    </style:style>
    <style:style style:name="T8" style:family="text">
      <style:text-properties style:font-name="serif" officeooo:rsid="000a6839"/>
    </style:style>
    <style:style style:name="T9" style:family="text">
      <style:text-properties style:font-name="serif" officeooo:rsid="00101b66"/>
    </style:style>
    <style:style style:name="T10" style:family="text">
      <style:text-properties style:font-name="serif" fo:background-color="#ffff00" loext:char-shading-value="0"/>
    </style:style>
    <style:style style:name="T11" style:family="text">
      <style:text-properties style:font-name="serif" officeooo:rsid="0023cae0"/>
    </style:style>
    <style:style style:name="T12" style:family="text">
      <style:text-properties style:font-name="sans-seri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6d0a9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6d0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a peluquería desea llevar el control de sus empleadas </text:span><text:span text:style-name="T12">y </text:span><text:span text:style-name="T1">de sus clientes así como losservicios que se prestan. Se desea almacenar la siguiente información: </text:span></text:p>
      <text:p text:style-name="P2"/>
      <text:p text:style-name="P1">• <text:span text:style-name="T1">Empleadas: DNI, Nombre, Especialidad (Masaje, Corte, Color, Manicuras, Rulos, etc.)</text:span></text:p>
      <text:p text:style-name="P1">• <text:span text:style-name="T1">Clientes: Datos personales (DNI, Nombre, Teléfono)</text:span></text:p>
      <text:p text:style-name="P1">• <text:span text:style-name="T1">Servicios prestados: Qué empleada atendió a qué cliente, </text:span><text:span text:style-name="T12">y </text:span><text:span text:style-name="T1">qué tipo de servicio le prestó en qué fecha </text:span><text:span text:style-name="T12">y </text:span><text:span text:style-name="T1">hora. De los diferentes servicios que ofrece la peluquería tendremos para cada uno el precio que se le cobra al cliente.</text:span></text:p>
      <text:p text:style-name="P1">• <text:span text:style-name="T1">Citas: Fecha </text:span><text:span text:style-name="T12">y </text:span><text:span text:style-name="T1">Hora en la que se cita al cliente.</text:span></text:p>
      <text:p text:style-name="P1">• <text:span text:style-name="T1">Ventas de cosméticos: tendremos que almacenar todos los productos que vendemos con el precio unitario y la cantidad que tenemos en el almacén. También almacenaremos que empleada vende un producto, a que cliente, la fecha, hora y el precio que se le cobra. </text:span></text:p>
      <text:p text:style-name="P2"/>
      <text:p text:style-name="P3">1FN</text:p>
      <text:p text:style-name="P24"><text:span text:style-name="T2">codVenta</text:span><text:span text:style-name="T4">, </text:span><text:span text:style-name="T2">codServicio</text:span><text:span text:style-name="T4">, </text:span><text:span text:style-name="T2">codArticulo</text:span><text:span text:style-name="T4">, </text:span><text:span text:style-name="T2">codCita</text:span><text:span text:style-name="T5">,</text:span><text:span text:style-name="T10"> </text:span><text:span text:style-name="T2">codEspecialidad</text:span><text:span text:style-name="T5">, </text:span><text:span text:style-name="T2">dniEmpleada</text:span><text:span text:style-name="T4">, </text:span><text:span text:style-name="T3">codTipoServicio</text:span><text:span text:style-name="T6">, </text:span><text:span text:style-name="T7">dniCliente</text:span><text:span text:style-name="T4">, nombreEmpleada, descripcionEspecialidad, </text:span><text:span text:style-name="T1">nombreCliente, tlfCliente,</text:span><text:span text:style-name="T9"> </text:span><text:span text:style-name="T8">descripcionServicio, </text:span><text:span text:style-name="T1">fechaHoraServicio, precioServicio,</text:span><text:span text:style-name="T4"> </text:span><text:span text:style-name="T1">fechaHoraCita, descripcionArticulo, precioUnitario, cantidadAlmacen, fechaHoraVenta, precioVenta, </text:span><text:span text:style-name="T11">precioTipoServicio</text:span></text:p>
      <text:p text:style-name="P4"/>
      <text:p text:style-name="P14">2FN</text:p>
      <text:p text:style-name="P8"/>
      <text:p text:style-name="P10"><text:span text:style-name="T15">codCita</text:span>, dniCliente, nombreCliente, tlfCliente, <text:span text:style-name="T17">fechaHoraCita</text:span></text:p>
      <text:p text:style-name="P10"/>
      <text:p text:style-name="P16">codVenta<text:span text:style-name="T13">, dniCliente, </text:span><text:span text:style-name="T14">fechaHoraVenta, dniEmpleada</text:span></text:p>
      <text:p text:style-name="P16"><text:span text:style-name="T13"/></text:p>
      <text:p text:style-name="P16">codServicio<text:span text:style-name="T13">, dniCliente, fechaHoraServicio </text:span></text:p>
      <text:p text:style-name="P16"><text:span text:style-name="T13"/></text:p>
      <text:p text:style-name="P16">dniEmpleada<text:span text:style-name="T13">, nombreEmpleada</text:span></text:p>
      <text:p text:style-name="P16"><text:span text:style-name="T13"/></text:p>
      <text:p text:style-name="P16">codEspecialidad<text:span text:style-name="T13">, </text:span><text:span text:style-name="T14">descripcion</text:span><text:span text:style-name="T13">Especialidad</text:span></text:p>
      <text:p text:style-name="P16"><text:span text:style-name="T13"/></text:p>
      <text:p text:style-name="P16">codTipoServicio<text:span text:style-name="T13">, </text:span><text:span text:style-name="T14">descripcion</text:span><text:span text:style-name="T13">Servi</text:span><text:span text:style-name="T14">ci</text:span><text:span text:style-name="T13">o</text:span></text:p>
      <text:p text:style-name="P16"><text:span text:style-name="T13"/></text:p>
      <text:p text:style-name="P18">codArticulo<text:span text:style-name="T13">, descripcionArticulo, precioUnitario, cantidadAlmacen</text:span></text:p>
      <text:p text:style-name="P18"><text:span text:style-name="T13"/></text:p>
      <text:p text:style-name="P18">codVenta<text:span text:style-name="T13">, </text:span>codArticulo<text:span text:style-name="T13">, precioVenta</text:span></text:p>
      <text:p text:style-name="P18"><text:span text:style-name="T13"/></text:p>
      <text:p text:style-name="P18">codServicio<text:span text:style-name="T13">, </text:span>codTipoServicio<text:span text:style-name="T13">, precioServicio</text:span></text:p>
      <text:p text:style-name="P7"/>
      <text:p text:style-name="P6"/>
      <text:p text:style-name="P5">3FN</text:p>
      <text:p text:style-name="P11"><text:span text:style-name="T15">codCita</text:span>, dniCliente, <text:span text:style-name="T17">fechaHoraCita</text:span></text:p>
      <text:p text:style-name="P11"/>
      <text:p text:style-name="P17">codVenta<text:span text:style-name="T13">, dniCliente, </text:span><text:span text:style-name="T14">fechaHoraVenta, dniEmpleada</text:span></text:p>
      <text:p text:style-name="P17"><text:span text:style-name="T13"/></text:p>
      <text:p text:style-name="P17">codServicio<text:span text:style-name="T13">, dniCliente, fechaHoraServicio </text:span></text:p>
      <text:p text:style-name="P17"><text:span text:style-name="T13"/></text:p>
      <text:p text:style-name="P17">dniEmpleada<text:span text:style-name="T13">, nombreEmpleada</text:span></text:p>
      <text:p text:style-name="P17"><text:span text:style-name="T13"/></text:p>
      <text:p text:style-name="P17">codEspecialidad<text:span text:style-name="T13">, </text:span><text:span text:style-name="T14">descripcion</text:span><text:span text:style-name="T13">Especialidad</text:span></text:p>
      <text:p text:style-name="P17"><text:span text:style-name="T13"/></text:p>
      <text:p text:style-name="P17">codTipoServicio<text:span text:style-name="T13">, </text:span><text:span text:style-name="T14">descripcion</text:span><text:span text:style-name="T13">Servi</text:span><text:span text:style-name="T14">ci</text:span><text:span text:style-name="T13">o</text:span></text:p>
      <text:p text:style-name="P17"><text:span text:style-name="T13"/></text:p>
      <text:p text:style-name="P19">codArticulo<text:span text:style-name="T13">, descripcionArticulo, precioUnitario, cantidadAlmacen</text:span></text:p>
      <text:p text:style-name="P19"><text:span text:style-name="T13"/></text:p>
      <text:p text:style-name="P19">codVenta<text:span text:style-name="T13">, </text:span>codArticulo<text:span text:style-name="T13">, precioVenta</text:span></text:p>
      <text:p text:style-name="P19"><text:span text:style-name="T13"/></text:p>
      <text:p text:style-name="P20">codServicio<text:span text:style-name="T13">, </text:span>codTipoServicio<text:span text:style-name="T13">, precioServicio</text:span></text:p>
      <text:p text:style-name="P20"><text:span text:style-name="T13"/></text:p>
      <text:p text:style-name="P12"><text:span text:style-name="T15">dniCliente</text:span><text:span text:style-name="T13">, nombreCliente, tlfCli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ndera_5f_del_5f_Movimiento_5f_por_5f_la_5f_Autodeterminación_5f_e_5f_Independencia_5f_del_5f_Archipiélago_5f_Canario" draw:display-name="Bandera_del_Movimiento_por_la_Autodeterminación_e_Independencia_del_Archipiélago_Canario" xlink:href="Pictures/10000201000004B000000321D8F74E0736A5746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image-name="Bandera_5f_del_5f_Movimiento_5f_por_5f_la_5f_Autodeterminación_5f_e_5f_Independencia_5f_del_5f_Archipiélago_5f_Canario" style:repeat="stretch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35:42.179000000</meta:creation-date>
    <dc:date>2020-02-07T13:20:04.988000000</dc:date>
    <meta:editing-duration>PT1H26M38S</meta:editing-duration>
    <meta:editing-cycles>2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9" meta:word-count="222" meta:character-count="1991" meta:non-whitespace-character-count="1794"/>
  </office:meta>
</office:document-meta>
</file>